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e6ab" officeooo:paragraph-rsid="001de6ab"/>
    </style:style>
    <style:style style:name="P2" style:family="paragraph" style:parent-style-name="Standard">
      <style:text-properties officeooo:rsid="001de6ab" officeooo:paragraph-rsid="001e4055"/>
    </style:style>
    <style:style style:name="P3" style:family="paragraph" style:parent-style-name="Standard">
      <style:text-properties officeooo:rsid="001e4055" officeooo:paragraph-rsid="001e4055"/>
    </style:style>
    <style:style style:name="P4" style:family="paragraph" style:parent-style-name="Standard">
      <style:text-properties officeooo:rsid="001f0857" officeooo:paragraph-rsid="001f0857"/>
    </style:style>
    <style:style style:name="P5" style:family="paragraph" style:parent-style-name="Standard">
      <style:text-properties officeooo:rsid="001f0857" officeooo:paragraph-rsid="0020dde9"/>
    </style:style>
    <style:style style:name="P6" style:family="paragraph" style:parent-style-name="Standard">
      <style:text-properties officeooo:rsid="0020dde9" officeooo:paragraph-rsid="0020dde9"/>
    </style:style>
    <style:style style:name="P7" style:family="paragraph" style:parent-style-name="Standard">
      <style:text-properties officeooo:rsid="0020dde9" officeooo:paragraph-rsid="002300bb"/>
    </style:style>
    <style:style style:name="P8" style:family="paragraph" style:parent-style-name="Standard" style:list-style-name="L2">
      <style:text-properties officeooo:rsid="00228e53" officeooo:paragraph-rsid="00228e53"/>
    </style:style>
    <style:style style:name="P9" style:family="paragraph" style:parent-style-name="Standard" style:list-style-name="L1">
      <style:text-properties officeooo:paragraph-rsid="0020dde9"/>
    </style:style>
    <style:style style:name="P10" style:family="paragraph" style:parent-style-name="Standard" style:list-style-name="L2">
      <style:text-properties officeooo:paragraph-rsid="00228e53"/>
    </style:style>
    <style:style style:name="T1" style:family="text">
      <style:text-properties officeooo:rsid="001e4055"/>
    </style:style>
    <style:style style:name="T2" style:family="text">
      <style:text-properties officeooo:rsid="001f08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dde9" style:font-weight-asian="bold" style:font-weight-complex="bold"/>
    </style:style>
    <style:style style:name="T5" style:family="text">
      <style:text-properties fo:font-weight="bold" officeooo:rsid="001f0857" style:font-weight-asian="bold" style:font-weight-complex="bold"/>
    </style:style>
    <style:style style:name="T6" style:family="text">
      <style:text-properties fo:font-weight="bold" officeooo:rsid="00228e53" style:font-weight-asian="bold" style:font-weight-complex="bold"/>
    </style:style>
    <style:style style:name="T7" style:family="text">
      <style:text-properties fo:font-weight="bold" officeooo:rsid="002300b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dde9" style:font-weight-asian="normal" style:font-weight-complex="normal"/>
    </style:style>
    <style:style style:name="T10" style:family="text">
      <style:text-properties fo:font-weight="normal" officeooo:rsid="00228e53" style:font-weight-asian="normal" style:font-weight-complex="normal"/>
    </style:style>
    <style:style style:name="T11" style:family="text">
      <style:text-properties fo:font-weight="normal" officeooo:rsid="001f0857" style:font-weight-asian="normal" style:font-weight-complex="normal"/>
    </style:style>
    <style:style style:name="T12" style:family="text">
      <style:text-properties fo:font-weight="normal" officeooo:rsid="002300bb" style:font-weight-asian="normal" style:font-weight-complex="normal"/>
    </style:style>
    <style:style style:name="T13" style:family="text">
      <style:text-properties officeooo:rsid="0020dde9"/>
    </style:style>
    <style:style style:name="T14" style:family="text">
      <style:text-properties officeooo:rsid="002300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licación de Banca</text:h>
      <text:p text:style-name="P1"/>
      <text:p text:style-name="P2">Un banco desexa facilitar a operación coas contas correntes dos seus clientes, para o que decide crear unha aplicación en Java mediante a que futuros clientes podan crear contas e os clientes actuais podan operar. <text:s/><text:span text:style-name="T1">Se desexa que nas contas correntes se podan realizar </text:span>ingresos <text:span text:style-name="T1">e</text:span> transferencias <text:span text:style-name="T1">entre as distintas contas do banco (non externas)</text:span> e obter a información d<text:span text:style-name="T1">o titular, saldo e movimentos.</text:span></text:p>
      <text:p text:style-name="P1"/>
      <text:p text:style-name="P3">Tamén se quere que un cliente poda crear unha conta suministrando os seus datos persoais: DNI, nome e apelidos, teléfono, <text:span text:style-name="T2">dirección, código postal , </text:span>un e-mail válido (que será o seu nome de usuario) <text:span text:style-name="T2">e unha contrasinal.</text:span></text:p>
      <text:p text:style-name="P3"/>
      <text:p text:style-name="P4">A aplicación gardará a información dos clientes e das contas bancarias nunha Base de Datos que será capaz de gardar os clientes, as súas contas correntes asociadas e os movimentos nas mesmas, permitindo consultar a información <text:span text:style-name="T14">en calquera momento</text:span>.</text:p>
      <text:p text:style-name="P4"/>
      <text:p text:style-name="P4">O funcionamento da aplicación partirá dun menú coas seguintes opcións:</text:p>
      <text:p text:style-name="P4"/>
      <text:p text:style-name="P4"><text:tab/>1.- Alta de Cliente</text:p>
      <text:p text:style-name="P4"><text:tab/>2.- Operacións en Conta</text:p>
      <text:p text:style-name="P4"><text:tab/>3.- Sair</text:p>
      <text:p text:style-name="P4"/>
      <text:list xml:id="list1336837202" text:style-name="L1">
        <text:list-item>
          <text:p text:style-name="P9"><text:span text:style-name="T2">A opción de </text:span><text:span text:style-name="T5">Alta de Cliente</text:span><text:span text:style-name="T2"> pedirá os datos necesarios para a creación dun novo cliente <text:s/>e creará unha conta bancaria cun saldo inicial de 0 e un número de conta </text:span><text:span text:style-name="T5">válido</text:span><text:span text:style-name="T5"><text:note text:id="ftn0" text:note-class="footnote"><text:note-citation>1</text:note-citation><text:note-body><text:p text:style-name="Footnote"><text:s/>Código Cuenta Cliente (CCC), está formado por catro campos: entidad<text:span text:style-name="T13">e</text:span>- sucursal - dí<text:span text:style-name="T13">x</text:span>ito de control - número de c<text:span text:style-name="T13">o</text:span>nta. <text:span text:style-name="T13">(https://es.wikipedia.org/wiki/C%C3%B3digo_cuenta_cliente)</text:span></text:p></text:note-body></text:note></text:span><text:span text:style-name="T11"> </text:span><text:span text:style-name="T9">que terá como número de entidade 7214, e número de sucursal 0011, gardando a información na Base de Datos. O número de conta se xenerará de xeito automático.</text:span></text:p>
        </text:list-item>
      </text:list>
      <text:p text:style-name="P5"><text:span text:style-name="T9"/></text:p>
      <text:list xml:id="list180149419276822" text:continue-numbering="true" text:style-name="L1">
        <text:list-item>
          <text:p text:style-name="P9"><text:span text:style-name="T9">A <text:s/>opción de </text:span><text:span text:style-name="T4">Operacións en Conta </text:span><text:span text:style-name="T9">solicitará o usuario e contrasinal e amosará un novo menú:</text:span></text:p>
        </text:list-item>
      </text:list>
      <text:p text:style-name="P6"><text:span text:style-name="T8"><text:tab/><text:tab/>1.- Agregar </text:span><text:span text:style-name="T10">C</text:span><text:span text:style-name="T12">onta </text:span><text:span text:style-name="T10">C</text:span><text:span text:style-name="T12">orrente</text:span></text:p>
      <text:p text:style-name="P7"><text:span text:style-name="T10"><text:tab/><text:tab/>2.- Listar C</text:span><text:span text:style-name="T12">ontas Correntes</text:span></text:p>
      <text:p text:style-name="P7"><text:span text:style-name="T10"><text:tab/><text:tab/>3.- Información de C</text:span><text:span text:style-name="T12">onta </text:span><text:span text:style-name="T10">C</text:span><text:span text:style-name="T12">orrente</text:span></text:p>
      <text:p text:style-name="P6"><text:span text:style-name="T10"><text:tab/><text:tab/>4.- Realizar Transferencia</text:span></text:p>
      <text:p text:style-name="P6"><text:span text:style-name="T10"><text:tab/><text:tab/>5.- Realizar Ingreso</text:span></text:p>
      <text:p text:style-name="P6"><text:span text:style-name="T10"><text:tab/><text:tab/>6.- Voltar</text:span></text:p>
      <text:p text:style-name="P6"><text:span text:style-name="T10"/></text:p>
      <text:list xml:id="list2626458987" text:style-name="L2">
        <text:list-item>
          <text:p text:style-name="P10"><text:span text:style-name="T10">A opción de </text:span><text:span text:style-name="T6">Agregar C</text:span><text:span text:style-name="T7">onta </text:span><text:span text:style-name="T6">C</text:span><text:span text:style-name="T7">orrente</text:span><text:span text:style-name="T10">, creará unha nova conta asociada ao cliente con saldo 0</text:span></text:p>
        </text:list-item>
        <text:list-item>
          <text:p text:style-name="P8"><text:span text:style-name="T8">A opción de </text:span><text:span text:style-name="T3">Listar C</text:span><text:span text:style-name="T7">ontas </text:span><text:span text:style-name="T3">C</text:span><text:span text:style-name="T7">orrentes</text:span><text:span text:style-name="T3"> </text:span><text:span text:style-name="T8">listará todos os números de conta </text:span><text:span text:style-name="T12">corrente asociadas ao</text:span><text:span text:style-name="T8"> usuario</text:span></text:p>
        </text:list-item>
        <text:list-item>
          <text:p text:style-name="P8"><text:span text:style-name="T8">A opción </text:span><text:span text:style-name="T3">Información de C</text:span><text:span text:style-name="T7">onta </text:span><text:span text:style-name="T3">C</text:span><text:span text:style-name="T7">orrente</text:span><text:span text:style-name="T8"> listará a información d</text:span><text:span text:style-name="T12">a</text:span><text:span text:style-name="T8"> C</text:span><text:span text:style-name="T12">onta </text:span><text:span text:style-name="T8">C</text:span><text:span text:style-name="T12">orente que indique o</text:span><text:span text:style-name="T8"> usuario, </text:span><text:span text:style-name="T12">listando</text:span><text:span text:style-name="T8"> todos os movimentos coa data e <text:s/>importe (positivo ingreso de diñeiro, negativo saída de diñeiro) e o saldo actual.</text:span></text:p>
        </text:list-item>
        <text:list-item>
          <text:p text:style-name="P8"><text:span text:style-name="T8">A opción de </text:span><text:span text:style-name="T3">Realizar Transferencia</text:span><text:span text:style-name="T8"> pedirá unha C</text:span><text:span text:style-name="T12">onta </text:span><text:span text:style-name="T8">C</text:span><text:span text:style-name="T12">orrente</text:span><text:span text:style-name="T8"> do cliente como orixe e unha C</text:span><text:span text:style-name="T12">onta </text:span><text:span text:style-name="T8">C</text:span><text:span text:style-name="T12">orrente</text:span><text:span text:style-name="T8"> do mesmo banco como destino, realizando o movimento de cartos e rexistrando o movimento na base de datos.</text:span></text:p>
        </text:list-item>
        <text:list-item>
          <text:p text:style-name="P8"><text:span text:style-name="T8">A opción de </text:span><text:span text:style-name="T3">Realizar Ingreso</text:span><text:span text:style-name="T8"> pedirá o número de CC e o importe, incrementandose o saldo da CC e rexistrando o movimen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6:41:22.382100271</meta:creation-date>
    <dc:date>2018-12-04T18:01:48.794755308</dc:date>
    <meta:editing-duration>PT4M56S</meta:editing-duration>
    <meta:editing-cycles>1</meta:editing-cycles>
    <meta:document-statistic meta:table-count="0" meta:image-count="0" meta:object-count="0" meta:page-count="1" meta:paragraph-count="22" meta:word-count="412" meta:character-count="2504" meta:non-whitespace-character-count="2101"/>
    <meta:generator>LibreOffice/6.1.3.2$Linux_X86_64 LibreOffice_project/10$Build-2</meta:generator>
  </office:meta>
</office:document-meta>
</file>